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5.5.14</text:span></text:p>
      <text:p text:style-name="P5"/>
      <text:p text:style-name="P5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366</text:span></text:p>
      <text:p text:style-name="P9"/>
      <text:p text:style-name="Standard"><text:span text:style-name="T4">שם העסק/מבנה</text:span><text:span text:style-name="T1"> <text:s text:c="3"/>מגורים רב קומות </text:span></text:p>
      <text:p text:style-name="P10"/>
      <text:p text:style-name="Standard"><text:span text:style-name="T4">כתובת</text:span><text:span text:style-name="T1"> <text:s text:c="4"/>חיל התותחנים 5 ראשון לציון.</text:span></text:p>
      <text:p text:style-name="Standard"><text:span text:style-name="T1">-</text:span></text:p>
      <text:p text:style-name="P10"/>
      <text:p text:style-name="Standard"><text:span text:style-name="T4">טלפון</text:span><text:span text:style-name="T1"> <text:s text:c="18"/></text:span></text:p>
      <text:p text:style-name="P10"/>
      <text:p text:style-name="Standard"><text:span text:style-name="T4">המפתחות נמצאים</text:span><text:span text:style-name="T1"> <text:s/></text:span></text:p>
      <text:p text:style-name="P5"/>
      <text:p text:style-name="Standard"><text:span text:style-name="T4">מיקום מפסק זרם ראשי</text:span><text:span text:style-name="T1"> <text:s text:c="14"/>לוח פיקוד כבאים <text:s text:c="3"/>כניסה ראשית.</text:span></text:p>
      <text:p text:style-name="Standard"><text:span text:style-name="T1"><text:s text:c="164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2"/>
      <text:p text:style-name="Standard"><text:span text:style-name="T4">מפתח מעליות: <text:s/></text:span></text:p>
      <text:p text:style-name="P4"/>
      <text:p text:style-name="Standard"><text:span text:style-name="T4">מיקום ברזי כיבוי עיקריים "3</text:span><text:span text:style-name="T1"> <text:s text:c="5"/>ברחבות היערכות חזית <text:s/>מזרחית צפונית</text:span></text:p>
      <text:p text:style-name="Standard"><text:span text:style-name="T1"><text:s text:c="55"/>ברחבת היערכות חזית מזרחית דרומית</text:span></text:p>
      <text:p text:style-name="Standard"><text:span text:style-name="T1"><text:s text:c="56"/>גמל מים ראשי חזית דרום מזרח.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<text:s/>גפ"מ <text:s text:c="5"/>ברז ראשי , מחוץ למבנה מימין ללובי כניסה, קיים פיר ניקוז גז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נים בקומת הקרקע.</text:span></text:p>
          </table:table-cell>
        </table:table-row>
      </table:table>
      <text:p text:style-name="Standard"><text:span text:style-name="T1"><text:s text:c="528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צובר גז משותף למגדלים 4-5 נמצא ברחבה בין שני המגדלים.</text:span></text:p>
          </table:table-cell>
        </table:table-row>
      </table:table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נרטור חירום נמצא בקומת חניון 1-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חניון 1- בנוסף מגוף שליטה קומתי ספרינקלרים.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אגר מים עליון ותחתון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חשמל ראשי קרקע ליד דחסן אשפה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פיר אשפה לאורך הקומות עד לדחסן.</text:span></text:p>
          </table:table-cell>
        </table:table-row>
      </table:table>
      <text:p text:style-name="P5"><text:bookmark text:name="_GoBack"/>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4-05-05T07:41:00</meta:print-date>
    <meta:creation-date>2014-05-05T08:04:00</meta:creation-date>
    <dc:date>2014-05-05T08:04:00</dc:date>
    <meta:editing-duration>P0D</meta:editing-duration>
    <meta:generator>OpenOffice/4.0.1$Win32 OpenOffice.org_project/401m5$Build-9714</meta:generator>
    <meta:document-statistic meta:table-count="6" meta:image-count="0" meta:object-count="0" meta:page-count="2" meta:paragraph-count="58" meta:word-count="209" meta:character-count="19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